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000000118DBD1CA5672D7D14B.png" manifest:media-type="image/png"/>
  <manifest:file-entry manifest:full-path="Pictures/10000001000001000000010038B907DF63B71E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365cm" draw:marker-end="Arrow" draw:marker-end-width="0.305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361cm" draw:marker-end="Arrow" draw:marker-end-width="0.301cm" draw:fill="none" draw:textarea-vertical-align="middle" fo:padding-top="0.151cm" fo:padding-bottom="0.151cm" fo:padding-left="0.276cm" fo:padding-right="0.27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Dashed_20__28_var_29_" svg:stroke-width="0.071cm" svg:stroke-color="#999999" draw:marker-start-width="0.413cm" draw:marker-end-width="0.413cm" draw:fill="none" draw:textarea-vertical-align="middle" fo:padding-top="0.16cm" fo:padding-bottom="0.16cm" fo:padding-left="0.285cm" fo:padding-right="0.28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4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3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4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3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882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1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11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666666" loext:opacity="100%" fo:font-size="13pt" fo:font-weight="bold" style:font-size-asian="13pt" style:font-weight-asian="bold" style:font-size-complex="13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3465a4" loext:opacity="100%" fo:font-size="13pt" fo:font-weight="bold" style:font-size-asian="13pt" style:font-weight-asian="bold" style:font-size-complex="13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f10d0c" loext:opacity="100%" fo:font-size="13pt" fo:font-weight="bold" style:font-size-asian="13pt" style:font-weight-asian="bold" style:font-size-complex="13pt" style:font-weight-complex="bold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1pt" fo:font-weight="bold" style:font-weight-asian="bold" style:font-weight-complex="bold"/>
    </style:style>
    <style:style style:name="T2" style:family="text">
      <style:text-properties fo:color="#666666" loext:opacity="100%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3465a4" loext:opacity="100%" fo:font-size="13pt" fo:font-weight="bold" style:font-size-asian="13pt" style:font-weight-asian="bold" style:font-size-complex="13pt" style:font-weight-complex="bold"/>
    </style:style>
    <style:style style:name="T4" style:family="text">
      <style:text-properties fo:color="#f10d0c" loext:opacity="100%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1.509cm" svg:y1="16.003cm" svg:x2="13.202cm" svg:y2="16.003cm">
          <text:p/>
        </draw:line>
        <draw:line draw:style-name="gr2" draw:text-style-name="P1" draw:layer="layout" svg:x1="16.021cm" svg:y1="16.003cm" svg:x2="17.714cm" svg:y2="16.003cm">
          <text:p/>
        </draw:line>
        <draw:g>
          <draw:frame draw:style-name="gr3" draw:text-style-name="P1" draw:layer="layout" svg:width="1.411cm" svg:height="1.411cm" svg:x="22.87cm" svg:y="15.34cm">
            <draw:image xlink:href="Pictures/10000001000001000000010038B907DF63B71E4C.png" xlink:type="simple" xlink:show="embed" xlink:actuate="onLoad" draw:mime-type="image/png">
              <text:p/>
            </draw:image>
          </draw:frame>
          <draw:frame draw:style-name="gr3" draw:text-style-name="P1" draw:layer="layout" svg:width="0.564cm" svg:height="0.494cm" svg:x="23.293cm" svg:y="15.898cm">
            <draw:image xlink:href="Pictures/100000010000014000000118DBD1CA5672D7D14B.png" xlink:type="simple" xlink:show="embed" xlink:actuate="onLoad" draw:mime-type="image/png">
              <text:p/>
            </draw:image>
          </draw:frame>
        </draw:g>
        <draw:g>
          <draw:frame draw:style-name="gr3" draw:text-style-name="P1" draw:layer="layout" svg:width="1.411cm" svg:height="1.411cm" svg:x="13.868cm" svg:y="15.34cm">
            <draw:image xlink:href="Pictures/10000001000001000000010038B907DF63B71E4C.png" xlink:type="simple" xlink:show="embed" xlink:actuate="onLoad" draw:mime-type="image/png">
              <text:p/>
            </draw:image>
          </draw:frame>
          <draw:frame draw:style-name="gr3" draw:text-style-name="P1" draw:layer="layout" svg:width="0.564cm" svg:height="0.494cm" svg:x="14.291cm" svg:y="15.898cm">
            <draw:image xlink:href="Pictures/100000010000014000000118DBD1CA5672D7D14B.png" xlink:type="simple" xlink:show="embed" xlink:actuate="onLoad" draw:mime-type="image/png">
              <text:p/>
            </draw:image>
          </draw:frame>
        </draw:g>
        <draw:g>
          <draw:frame draw:style-name="gr3" draw:text-style-name="P1" draw:layer="layout" svg:width="1.411cm" svg:height="1.411cm" svg:x="18.382cm" svg:y="15.34cm">
            <draw:image xlink:href="Pictures/10000001000001000000010038B907DF63B71E4C.png" xlink:type="simple" xlink:show="embed" xlink:actuate="onLoad" draw:mime-type="image/png">
              <text:p/>
            </draw:image>
          </draw:frame>
          <draw:frame draw:style-name="gr3" draw:text-style-name="P1" draw:layer="layout" svg:width="0.564cm" svg:height="0.494cm" svg:x="18.805cm" svg:y="15.898cm">
            <draw:image xlink:href="Pictures/100000010000014000000118DBD1CA5672D7D14B.png" xlink:type="simple" xlink:show="embed" xlink:actuate="onLoad" draw:mime-type="image/png">
              <text:p/>
            </draw:image>
          </draw:frame>
        </draw:g>
        <draw:line draw:style-name="gr4" draw:text-style-name="P1" draw:layer="layout" svg:x1="10.062cm" svg:y1="13.562cm" svg:x2="10.062cm" svg:y2="14.578cm">
          <text:p/>
        </draw:line>
        <draw:line draw:style-name="gr4" draw:text-style-name="P1" draw:layer="layout" svg:x1="14.577cm" svg:y1="13.562cm" svg:x2="14.577cm" svg:y2="14.578cm">
          <text:p/>
        </draw:line>
        <draw:line draw:style-name="gr2" draw:text-style-name="P1" draw:layer="layout" svg:x1="20.521cm" svg:y1="16.003cm" svg:x2="22.214cm" svg:y2="16.003cm">
          <text:p/>
        </draw:line>
        <draw:g>
          <draw:frame draw:style-name="gr3" draw:text-style-name="P1" draw:layer="layout" svg:width="1.411cm" svg:height="1.411cm" svg:x="9.38cm" svg:y="15.34cm">
            <draw:image xlink:href="Pictures/10000001000001000000010038B907DF63B71E4C.png" xlink:type="simple" xlink:show="embed" xlink:actuate="onLoad" draw:mime-type="image/png">
              <text:p/>
            </draw:image>
          </draw:frame>
          <draw:frame draw:style-name="gr3" draw:text-style-name="P1" draw:layer="layout" svg:width="0.564cm" svg:height="0.494cm" svg:x="9.803cm" svg:y="15.898cm">
            <draw:image xlink:href="Pictures/100000010000014000000118DBD1CA5672D7D14B.png" xlink:type="simple" xlink:show="embed" xlink:actuate="onLoad" draw:mime-type="image/png">
              <text:p/>
            </draw:image>
          </draw:frame>
        </draw:g>
        <draw:frame draw:style-name="gr5" draw:text-style-name="P3" draw:layer="layout" svg:width="1.411cm" svg:height="1.411cm" svg:x="9.38cm" svg:y="11.53cm">
          <draw:image xlink:href="Pictures/10000001000001000000010038B907DF63B71E4C.png" xlink:type="simple" xlink:show="embed" xlink:actuate="onLoad" draw:mime-type="image/png">
            <text:p text:style-name="P2"><text:span text:style-name="T1">bib</text:span></text:p>
          </draw:image>
        </draw:frame>
        <draw:frame draw:style-name="gr5" draw:text-style-name="P3" draw:layer="layout" svg:width="1.411cm" svg:height="1.411cm" svg:x="13.868cm" svg:y="11.53cm">
          <draw:image xlink:href="Pictures/10000001000001000000010038B907DF63B71E4C.png" xlink:type="simple" xlink:show="embed" xlink:actuate="onLoad" draw:mime-type="image/png">
            <text:p text:style-name="P2"><text:span text:style-name="T1">bib</text:span></text:p>
          </draw:image>
        </draw:frame>
        <draw:frame draw:style-name="gr6" draw:text-style-name="P4" draw:layer="layout" svg:width="1.442cm" svg:height="0.763cm" svg:x="9.341cm" svg:y="17.202cm">
          <draw:text-box>
            <text:p><text:span text:style-name="T2">data</text:span></text:p>
          </draw:text-box>
        </draw:frame>
        <draw:frame draw:style-name="gr7" draw:text-style-name="P4" draw:layer="layout" svg:width="1.848cm" svg:height="0.763cm" svg:x="13.653cm" svg:y="17.202cm">
          <draw:text-box>
            <text:p><text:span text:style-name="T2">model</text:span></text:p>
          </draw:text-box>
        </draw:frame>
        <draw:frame draw:style-name="gr8" draw:text-style-name="P4" draw:layer="layout" svg:width="1.924cm" svg:height="0.763cm" svg:x="18.107cm" svg:y="17.202cm">
          <draw:text-box>
            <text:p><text:span text:style-name="T2">output</text:span></text:p>
          </draw:text-box>
        </draw:frame>
        <draw:frame draw:style-name="gr9" draw:text-style-name="P4" draw:layer="layout" svg:width="1.823cm" svg:height="0.763cm" svg:x="22.715cm" svg:y="17.202cm">
          <draw:text-box>
            <text:p><text:span text:style-name="T2">report</text:span></text:p>
          </draw:text-box>
        </draw:frame>
        <draw:frame draw:style-name="gr6" draw:text-style-name="P5" draw:layer="layout" svg:width="1.442cm" svg:height="0.763cm" svg:x="9.341cm" svg:y="10.302cm">
          <draw:text-box>
            <text:p><text:span text:style-name="T3">data</text:span></text:p>
          </draw:text-box>
        </draw:frame>
        <draw:frame draw:style-name="gr10" draw:text-style-name="P6" draw:layer="layout" svg:width="2.382cm" svg:height="0.763cm" svg:x="13.386cm" svg:y="10.302cm">
          <draw:text-box>
            <text:p><text:span text:style-name="T4">software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6-02T19:38:55.454226969</meta:creation-date>
    <dc:date>2022-10-20T16:29:12.717221003</dc:date>
    <meta:editing-duration>PT10H57M41S</meta:editing-duration>
    <meta:editing-cycles>83</meta:editing-cycles>
    <meta:generator>LibreOffice/7.3.2.2$Linux_X86_64 LibreOffice_project/30$Build-2</meta:generator>
    <meta:document-statistic meta:object-count="48"/>
  </office:meta>
</office:document-meta>
</file>